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DelegateFactory.getCompositeLog( Log primaryLogger , Log secondaryLogger , Log ... tertiaryLog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DelegateFactory.LogDeleg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DelegateFactory.getHiddenLog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DelegateFactory.getHiddenLog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